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40b81" officeooo:paragraph-rsid="00140b81" style:font-size-asian="10.5pt" style:font-size-complex="10.5pt"/>
    </style:style>
    <style:style style:name="P2" style:family="paragraph" style:parent-style-name="Standard">
      <style:text-properties fo:font-size="10.5pt" officeooo:rsid="00140b81" officeooo:paragraph-rsid="0018caed" style:font-size-asian="10.5pt" style:font-size-complex="10.5pt"/>
    </style:style>
    <style:style style:name="P3" style:family="paragraph" style:parent-style-name="Standard">
      <style:text-properties fo:font-size="10.5pt" officeooo:rsid="00140b81" officeooo:paragraph-rsid="0018eb55" style:font-size-asian="10.5pt" style:font-size-complex="10.5pt"/>
    </style:style>
    <style:style style:name="P4" style:family="paragraph" style:parent-style-name="Standard">
      <style:text-properties fo:font-size="10.5pt" fo:font-weight="bold" officeooo:rsid="00140b81" officeooo:paragraph-rsid="0018caed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Courier 10 Pitch" fo:font-size="10.5pt" officeooo:rsid="00140b81" officeooo:paragraph-rsid="00140b81" style:font-size-asian="10.5pt" style:font-size-complex="10.5pt"/>
    </style:style>
    <style:style style:name="P6" style:family="paragraph" style:parent-style-name="Standard">
      <style:text-properties style:font-name="Century Schoolbook L" fo:font-size="13pt" officeooo:rsid="0015b598" officeooo:paragraph-rsid="0015b598" style:font-size-asian="13pt" style:font-size-complex="13pt"/>
    </style:style>
    <style:style style:name="P7" style:family="paragraph" style:parent-style-name="Standard">
      <style:text-properties fo:font-size="14pt" officeooo:rsid="00140b81" officeooo:paragraph-rsid="0018caed" style:font-size-asian="14pt" style:font-size-complex="14pt"/>
    </style:style>
    <style:style style:name="P8" style:family="paragraph" style:parent-style-name="Standard">
      <style:text-properties fo:font-size="14pt" officeooo:rsid="00140b81" officeooo:paragraph-rsid="0018eb55" style:font-size-asian="14pt" style:font-size-complex="14pt"/>
    </style:style>
    <style:style style:name="P9" style:family="paragraph" style:parent-style-name="Standard">
      <style:text-properties fo:font-size="14pt" fo:font-weight="bold" officeooo:rsid="00140b81" officeooo:paragraph-rsid="0018cae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40b81" officeooo:paragraph-rsid="0018eb5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3pt" officeooo:rsid="00140b81" officeooo:paragraph-rsid="0018eb55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09d8" style:font-weight-asian="bold" style:font-weight-complex="bold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officeooo:rsid="0018caed"/>
    </style:style>
    <style:style style:name="T5" style:family="text">
      <style:text-properties style:font-name="Courier 10 Pitch" officeooo:rsid="0018eb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span text:style-name="T1">ASSIGNMENT </text:span><text:span text:style-name="T2">5</text:span>: Operator Precedence Parser</text:p>
      <text:p text:style-name="P6"><text:span text:style-name="T1">Author</text:span>: Soumyadip Mitra and Saikat Kumar Dey</text:p>
      <text:p text:style-name="P6"><text:span text:style-name="T1">Roll</text:span>: 12/CS/39 and 12/CS/40</text:p>
      <text:p text:style-name="P1"/>
      <text:p text:style-name="P1"/>
      <text:p text:style-name="P5">#include &lt;stdio.h&gt;</text:p>
      <text:p text:style-name="P5">#include &lt;string.h&gt;</text:p>
      <text:p text:style-name="P5"></text:p>
      <text:p text:style-name="P5">int top=-1;</text:p>
      <text:p text:style-name="P5"></text:p>
      <text:p text:style-name="P5">char stack[60];</text:p>
      <text:p text:style-name="P5"></text:p>
      <text:p text:style-name="P5">char grammar[10][10];</text:p>
      <text:p text:style-name="P5"></text:p>
      <text:p text:style-name="P5">char input[10];</text:p>
      <text:p text:style-name="P5"></text:p>
      <text:p text:style-name="P5">int precedence[256][256];</text:p>
      <text:p text:style-name="P5"></text:p>
      <text:p text:style-name="P5">int i=0;</text:p>
      <text:p text:style-name="P5"></text:p>
      <text:p text:style-name="P5">int lim;</text:p>
      <text:p text:style-name="P5"></text:p>
      <text:p text:style-name="P5">void push(char symbol)</text:p>
      <text:p text:style-name="P5">{</text:p>
      <text:p text:style-name="P5"><text:tab/>stack[++top]=symbol;</text:p>
      <text:p text:style-name="P5">}</text:p>
      <text:p text:style-name="P5"></text:p>
      <text:p text:style-name="P5">char pop()</text:p>
      <text:p text:style-name="P5">{</text:p>
      <text:p text:style-name="P5"><text:tab/>char val=stack[top];</text:p>
      <text:p text:style-name="P5"><text:tab/>top--;</text:p>
      <text:p text:style-name="P5"><text:tab/>return val;</text:p>
      <text:p text:style-name="P5">}</text:p>
      <text:p text:style-name="P5"></text:p>
      <text:p text:style-name="P5">void display()</text:p>
      <text:p text:style-name="P5">{</text:p>
      <text:p text:style-name="P5"><text:tab/>int jm;</text:p>
      <text:p text:style-name="P5"><text:tab/>char stk_str[20];</text:p>
      <text:p text:style-name="P5"><text:tab/>for(jm=0;jm&lt;=top;jm++)</text:p>
      <text:p text:style-name="P5"><text:tab/><text:tab/>printf("%c",stack[jm]);</text:p>
      <text:p text:style-name="P5">}</text:p>
      <text:p text:style-name="P5"></text:p>
      <text:p text:style-name="P5">void getLine(FILE *fp)</text:p>
      <text:p text:style-name="P5">{</text:p>
      <text:p text:style-name="P5"><text:tab/>int j=0;</text:p>
      <text:p text:style-name="P5"><text:tab/>char ch;</text:p>
      <text:p text:style-name="P5"><text:tab/>scanf("%d",&amp;lim);</text:p>
      <text:p text:style-name="P5"><text:tab/>while(i&lt;lim)</text:p>
      <text:p text:style-name="P5"><text:tab/>{</text:p>
      <text:p text:style-name="P5"><text:tab/><text:tab/>ch=getchar();</text:p>
      <text:p text:style-name="P5"><text:tab/><text:tab/>if(ch==EOF)</text:p>
      <text:p text:style-name="P5"><text:tab/><text:tab/><text:tab/>break;</text:p>
      <text:p text:style-name="P5"><text:tab/><text:tab/></text:p>
      <text:p text:style-name="P5"><text:tab/><text:tab/>if(ch=='\n')</text:p>
      <text:p text:style-name="P5"><text:tab/><text:tab/>{</text:p>
      <text:p text:style-name="P5"><text:tab/><text:tab/><text:tab/>i++,j=0;</text:p>
      <text:p text:style-name="P5"><text:tab/><text:tab/>}</text:p>
      <text:p text:style-name="P5"><text:tab/><text:tab/>else</text:p>
      <text:p text:style-name="P5"><text:tab/><text:tab/>{<text:tab/></text:p>
      <text:p text:style-name="P5"><text:tab/><text:tab/><text:tab/>grammar[i][j]=ch;</text:p>
      <text:p text:style-name="P5"><text:soft-page-break/><text:tab/><text:tab/><text:tab/>j++;</text:p>
      <text:p text:style-name="P5"><text:tab/><text:tab/>}</text:p>
      <text:p text:style-name="P5"><text:tab/>}</text:p>
      <text:p text:style-name="P5"><text:tab/>scanf("%s",input);</text:p>
      <text:p text:style-name="P5">}</text:p>
      <text:p text:style-name="P5"></text:p>
      <text:p text:style-name="P5">int main(void)</text:p>
      <text:p text:style-name="P5">{</text:p>
      <text:p text:style-name="P5"><text:tab/>precedence['+']['+']=1;</text:p>
      <text:p text:style-name="P5"><text:tab/>precedence['+']['-']=1;</text:p>
      <text:p text:style-name="P5"><text:tab/>precedence['+']['*']=-1;</text:p>
      <text:p text:style-name="P5"><text:tab/>precedence['+']['/']=-1;</text:p>
      <text:p text:style-name="P5"><text:tab/>precedence['+']['$']=1;</text:p>
      <text:p text:style-name="P5"></text:p>
      <text:p text:style-name="P5"><text:tab/>precedence['-']['+']=1;</text:p>
      <text:p text:style-name="P5"><text:tab/>precedence['-']['-']=1;</text:p>
      <text:p text:style-name="P5"><text:tab/>precedence['-']['*']=-1;</text:p>
      <text:p text:style-name="P5"><text:tab/>precedence['-']['/']=-1;</text:p>
      <text:p text:style-name="P5"><text:tab/>precedence['-']['$']=1;</text:p>
      <text:p text:style-name="P5"><text:tab/></text:p>
      <text:p text:style-name="P5"><text:tab/>precedence['*']['+']=1;</text:p>
      <text:p text:style-name="P5"><text:tab/>precedence['*']['-']=1;</text:p>
      <text:p text:style-name="P5"><text:tab/>precedence['*']['*']=1;</text:p>
      <text:p text:style-name="P5"><text:tab/>precedence['*']['/']=1;</text:p>
      <text:p text:style-name="P5"><text:tab/>precedence['*']['$']=1;</text:p>
      <text:p text:style-name="P5"><text:tab/></text:p>
      <text:p text:style-name="P5"><text:tab/>precedence['/']['+']=1;</text:p>
      <text:p text:style-name="P5"><text:tab/>precedence['/']['-']=1;</text:p>
      <text:p text:style-name="P5"><text:tab/>precedence['/']['*']=1;</text:p>
      <text:p text:style-name="P5"><text:tab/>precedence['/']['/']=1;</text:p>
      <text:p text:style-name="P5"><text:tab/>precedence['/']['$']=1;</text:p>
      <text:p text:style-name="P5"></text:p>
      <text:p text:style-name="P5"><text:tab/>getLine(stdin);</text:p>
      <text:p text:style-name="P5"><text:tab/></text:p>
      <text:p text:style-name="P5"><text:tab/>int m,n;</text:p>
      <text:p text:style-name="P5"></text:p>
      <text:p text:style-name="P5"><text:tab/>strcat(input,"$");</text:p>
      <text:p text:style-name="P5"></text:p>
      <text:p text:style-name="P5"><text:tab/>int index=0;</text:p>
      <text:p text:style-name="P5"></text:p>
      <text:p text:style-name="P5"><text:tab/>int len= strlen(input);</text:p>
      <text:p text:style-name="P5"></text:p>
      <text:p text:style-name="P5"><text:tab/>push('$');</text:p>
      <text:p text:style-name="P5"></text:p>
      <text:p text:style-name="P5"><text:tab/>int flag=1;</text:p>
      <text:p text:style-name="P5"></text:p>
      <text:p text:style-name="P5"><text:tab/>printf("STACK\t <text:s/>INPUT BUFFER <text:s/>\tACTION\n");</text:p>
      <text:p text:style-name="P5"><text:tab/></text:p>
      <text:p text:style-name="P5"><text:tab/>while(index&lt;len &amp;&amp; flag)</text:p>
      <text:p text:style-name="P5"><text:tab/>{</text:p>
      <text:p text:style-name="P5"></text:p>
      <text:p text:style-name="P5"><text:tab/><text:tab/>char current= input[index];</text:p>
      <text:p text:style-name="P5"></text:p>
      <text:p text:style-name="P5"><text:tab/><text:tab/>//printf("Current %c\n", current);</text:p>
      <text:p text:style-name="P5"><text:tab/><text:tab/></text:p>
      <text:p text:style-name="P5"><text:tab/><text:tab/>if(stack[top]=='$' &amp;&amp; current!='$')</text:p>
      <text:p text:style-name="P5"><text:tab/><text:tab/>{</text:p>
      <text:p text:style-name="P5"><text:tab/><text:tab/><text:tab/>printf("\n");</text:p>
      <text:p text:style-name="P5"><text:tab/><text:tab/><text:tab/>display();</text:p>
      <text:p text:style-name="P5"><text:tab/><text:tab/><text:tab/>printf("\t\t%s\t\tSHIFT %c\n",input+index,current);</text:p>
      <text:p text:style-name="P5"><text:tab/><text:tab/><text:tab/>push(current);</text:p>
      <text:p text:style-name="P5"><text:tab/><text:tab/><text:tab/>index++;</text:p>
      <text:p text:style-name="P5"><text:soft-page-break/><text:tab/><text:tab/>}</text:p>
      <text:p text:style-name="P5"></text:p>
      <text:p text:style-name="P5"><text:tab/><text:tab/>else if(top&gt;0)</text:p>
      <text:p text:style-name="P5"><text:tab/><text:tab/>{</text:p>
      <text:p text:style-name="P5"><text:tab/><text:tab/><text:tab/>if(top==1 &amp;&amp; stack[top]==grammar[1][0] &amp;&amp; current=='$')</text:p>
      <text:p text:style-name="P5"><text:tab/><text:tab/><text:tab/>{</text:p>
      <text:p text:style-name="P5"><text:tab/><text:tab/><text:tab/><text:tab/>//accept</text:p>
      <text:p text:style-name="P5"><text:tab/><text:tab/><text:tab/><text:tab/>display();</text:p>
      <text:p text:style-name="P5"><text:tab/><text:tab/><text:tab/><text:tab/>printf("\t\t%s\t\tACCEPT\n",input+index);</text:p>
      <text:p text:style-name="P5"><text:tab/><text:tab/><text:tab/><text:tab/>break;</text:p>
      <text:p text:style-name="P5"><text:tab/><text:tab/><text:tab/>}</text:p>
      <text:p text:style-name="P5"><text:tab/><text:tab/><text:tab/></text:p>
      <text:p text:style-name="P5"><text:tab/><text:tab/><text:tab/>else if((top%2==1) &amp;&amp; stack[top]&gt;='a' &amp;&amp; stack[top]&lt;='z')</text:p>
      <text:p text:style-name="P5"><text:tab/><text:tab/><text:tab/><text:tab/>{</text:p>
      <text:p text:style-name="P5"><text:tab/><text:tab/><text:tab/><text:tab/><text:tab/>display();</text:p>
      <text:p text:style-name="P5"><text:tab/><text:tab/><text:tab/><text:tab/><text:tab/>char val_on_top = pop();</text:p>
      <text:p text:style-name="P5"><text:tab/><text:tab/><text:tab/><text:tab/><text:tab/>//find left-hand side of the production</text:p>
      <text:p text:style-name="P5"><text:tab/><text:tab/><text:tab/><text:tab/><text:tab/>int temp;</text:p>
      <text:p text:style-name="P5"><text:tab/><text:tab/><text:tab/><text:tab/><text:tab/>int f=0;</text:p>
      <text:p text:style-name="P5"><text:tab/><text:tab/><text:tab/><text:tab/><text:tab/>for(temp=0; temp&lt;lim;temp++)</text:p>
      <text:p text:style-name="P5"><text:tab/><text:tab/><text:tab/><text:tab/><text:tab/>{</text:p>
      <text:p text:style-name="P5"><text:tab/><text:tab/><text:tab/><text:tab/><text:tab/><text:tab/>if(strlen(grammar[temp])==3 &amp;&amp; grammar[temp][2]==val_on_top)</text:p>
      <text:p text:style-name="P5"><text:tab/><text:tab/><text:tab/><text:tab/><text:tab/><text:tab/><text:tab/>{</text:p>
      <text:p text:style-name="P5"><text:tab/><text:tab/><text:tab/><text:tab/><text:tab/><text:tab/><text:tab/><text:tab/>push(grammar[temp][0]);</text:p>
      <text:p text:style-name="P5"><text:tab/><text:tab/><text:tab/><text:tab/><text:tab/><text:tab/><text:tab/><text:tab/>printf("\t\t%s\t\tREDUCE BY %s\n",input+index, grammar[temp]);</text:p>
      <text:p text:style-name="P5"><text:tab/><text:tab/><text:tab/><text:tab/><text:tab/><text:tab/><text:tab/><text:tab/>f=1;</text:p>
      <text:p text:style-name="P5"><text:tab/><text:tab/><text:tab/><text:tab/><text:tab/><text:tab/><text:tab/><text:tab/>break;</text:p>
      <text:p text:style-name="P5"><text:tab/><text:tab/><text:tab/><text:tab/><text:tab/><text:tab/><text:tab/>}</text:p>
      <text:p text:style-name="P5"><text:tab/><text:tab/><text:tab/><text:tab/><text:tab/>}</text:p>
      <text:p text:style-name="P5"><text:tab/><text:tab/><text:tab/><text:tab/><text:tab/>if(f==0)</text:p>
      <text:p text:style-name="P5"><text:tab/><text:tab/><text:tab/><text:tab/><text:tab/>{</text:p>
      <text:p text:style-name="P5"><text:tab/><text:tab/><text:tab/><text:tab/><text:tab/><text:tab/>flag=0;</text:p>
      <text:p text:style-name="P5"><text:tab/><text:tab/><text:tab/><text:tab/><text:tab/><text:tab/>printf("\t\t%s\t\t",input+index);</text:p>
      <text:p text:style-name="P5"><text:tab/><text:tab/><text:tab/><text:tab/><text:tab/><text:tab/>printf("REJECTED\n");</text:p>
      <text:p text:style-name="P5"><text:tab/><text:tab/><text:tab/><text:tab/><text:tab/><text:tab/>break;</text:p>
      <text:p text:style-name="P5"><text:tab/><text:tab/><text:tab/><text:tab/><text:tab/>}</text:p>
      <text:p text:style-name="P5"><text:tab/><text:tab/><text:tab/><text:tab/><text:tab/></text:p>
      <text:p text:style-name="P5"><text:tab/><text:tab/><text:tab/><text:tab/>}</text:p>
      <text:p text:style-name="P5"></text:p>
      <text:p text:style-name="P5"><text:tab/><text:tab/><text:tab/>else if(top%2==0 &amp;&amp; current!='$')</text:p>
      <text:p text:style-name="P5"><text:tab/><text:tab/><text:tab/>{</text:p>
      <text:p text:style-name="P5"><text:tab/><text:tab/><text:tab/><text:tab/>display();</text:p>
      <text:p text:style-name="P5"><text:tab/><text:tab/><text:tab/><text:tab/>printf("\t\t%s\t\tSHIFT %c\n",input+index, current);</text:p>
      <text:p text:style-name="P5"><text:tab/><text:tab/><text:tab/><text:tab/>push(current);</text:p>
      <text:p text:style-name="P5"><text:tab/><text:tab/><text:tab/><text:tab/>index++;</text:p>
      <text:p text:style-name="P5"><text:tab/><text:tab/><text:tab/>}</text:p>
      <text:p text:style-name="P5"></text:p>
      <text:p text:style-name="P5"><text:tab/><text:tab/><text:tab/>else if((top&gt;=3&amp;&amp; top%2==1) &amp;&amp; stack[top]&gt;='A' &amp;&amp; stack[top]&lt;='Z' &amp;&amp; precedence[stack[top-1]][current]==1)</text:p>
      <text:p text:style-name="P5"><text:tab/><text:tab/><text:tab/>{</text:p>
      <text:p text:style-name="P5"><text:tab/><text:tab/><text:tab/><text:tab/>//printf("PRECEDENCE of %c and %c : %d \n",stack[top-1], current, precedence[stack[top-1]][current] );</text:p>
      <text:p text:style-name="P5"><text:tab/><text:tab/><text:tab/><text:tab/>display();</text:p>
      <text:p text:style-name="P5"><text:tab/><text:tab/><text:tab/><text:tab/>char val1= pop();</text:p>
      <text:p text:style-name="P5"><text:tab/><text:tab/><text:tab/><text:tab/>char val2= pop();</text:p>
      <text:p text:style-name="P5"><text:tab/><text:tab/><text:tab/><text:tab/>char val3= pop();</text:p>
      <text:p text:style-name="P5"><text:tab/><text:tab/><text:tab/><text:tab/><text:tab/>//find left-hand side of the production</text:p>
      <text:p text:style-name="P5"><text:tab/><text:tab/><text:tab/><text:tab/><text:tab/>int temp;</text:p>
      <text:p text:style-name="P5"><text:tab/><text:tab/><text:tab/><text:tab/><text:tab/>int f=0;</text:p>
      <text:p text:style-name="P5"><text:tab/><text:tab/><text:tab/><text:tab/><text:tab/>for(temp=0; temp&lt;lim;temp++)</text:p>
      <text:p text:style-name="P5"><text:tab/><text:tab/><text:tab/><text:tab/><text:tab/>{</text:p>
      <text:p text:style-name="P5"><text:soft-page-break/><text:tab/><text:tab/><text:tab/><text:tab/><text:tab/><text:tab/>if(strlen(grammar[temp])==5 &amp;&amp; grammar[temp][2]==val1 &amp;&amp; grammar[temp][3]==val2 &amp;&amp; grammar[temp][4]==val3)</text:p>
      <text:p text:style-name="P5"><text:tab/><text:tab/><text:tab/><text:tab/><text:tab/><text:tab/><text:tab/>{</text:p>
      <text:p text:style-name="P5"><text:tab/><text:tab/><text:tab/><text:tab/><text:tab/><text:tab/><text:tab/><text:tab/>push(grammar[temp][0]);</text:p>
      <text:p text:style-name="P5"><text:tab/><text:tab/><text:tab/><text:tab/><text:tab/><text:tab/><text:tab/><text:tab/>printf("\t\t%s\t\tREDUCE BY %s\n",input+index,grammar[temp]);</text:p>
      <text:p text:style-name="P5"><text:tab/><text:tab/><text:tab/><text:tab/><text:tab/><text:tab/><text:tab/><text:tab/>f=1;</text:p>
      <text:p text:style-name="P5"><text:tab/><text:tab/><text:tab/><text:tab/><text:tab/><text:tab/><text:tab/><text:tab/>break;</text:p>
      <text:p text:style-name="P5"><text:tab/><text:tab/><text:tab/><text:tab/><text:tab/><text:tab/><text:tab/>}</text:p>
      <text:p text:style-name="P5"><text:tab/><text:tab/><text:tab/><text:tab/><text:tab/>}</text:p>
      <text:p text:style-name="P5"><text:tab/><text:tab/><text:tab/><text:tab/><text:tab/>if(f==0)</text:p>
      <text:p text:style-name="P5"><text:tab/><text:tab/><text:tab/><text:tab/><text:tab/>{</text:p>
      <text:p text:style-name="P5"><text:tab/><text:tab/><text:tab/><text:tab/><text:tab/><text:tab/>flag=0;</text:p>
      <text:p text:style-name="P5"><text:tab/><text:tab/><text:tab/><text:tab/><text:tab/><text:tab/>printf("\t\t%s\t\t",input+index);</text:p>
      <text:p text:style-name="P5"><text:tab/><text:tab/><text:tab/><text:tab/><text:tab/><text:tab/>printf("REJECTED\n");</text:p>
      <text:p text:style-name="P5"><text:tab/><text:tab/><text:tab/><text:tab/><text:tab/><text:tab/>break;</text:p>
      <text:p text:style-name="P5"><text:tab/><text:tab/><text:tab/><text:tab/><text:tab/>}</text:p>
      <text:p text:style-name="P5"><text:tab/><text:tab/><text:tab/><text:tab/><text:tab/></text:p>
      <text:p text:style-name="P5"><text:tab/><text:tab/><text:tab/>}</text:p>
      <text:p text:style-name="P5"><text:tab/><text:tab/><text:tab/>else if(top==1 &amp;&amp; stack[top]&gt;='A' &amp;&amp; stack[top]&lt;='Z' || (top==3 &amp;&amp; precedence[stack[top-1]][current]==-1))</text:p>
      <text:p text:style-name="P5"><text:tab/><text:tab/><text:tab/>{</text:p>
      <text:p text:style-name="P5"><text:tab/><text:tab/><text:tab/><text:tab/>//printf("Here: \n");</text:p>
      <text:p text:style-name="P5"><text:tab/><text:tab/><text:tab/><text:tab/>display();</text:p>
      <text:p text:style-name="P5"><text:tab/><text:tab/><text:tab/><text:tab/>printf("\t\t%s\t\tSHIFT %c\n",input+index,current);</text:p>
      <text:p text:style-name="P5"><text:tab/><text:tab/><text:tab/><text:tab/>push(current);</text:p>
      <text:p text:style-name="P5"><text:tab/><text:tab/><text:tab/><text:tab/>index++;</text:p>
      <text:p text:style-name="P5"><text:tab/><text:tab/><text:tab/>}</text:p>
      <text:p text:style-name="P5"></text:p>
      <text:p text:style-name="P5"><text:tab/><text:tab/><text:tab/>else if(current=='$' &amp;&amp; stack[top]!=grammar[1][0])</text:p>
      <text:p text:style-name="P5"><text:tab/><text:tab/><text:tab/>{</text:p>
      <text:p text:style-name="P5"><text:tab/><text:tab/><text:tab/><text:tab/>display();</text:p>
      <text:p text:style-name="P5"><text:tab/><text:tab/><text:tab/><text:tab/>printf("\t\t%s\t\tREJECT\n",input+index);</text:p>
      <text:p text:style-name="P5"><text:tab/><text:tab/><text:tab/><text:tab/>break;</text:p>
      <text:p text:style-name="P5"><text:tab/><text:tab/><text:tab/>}</text:p>
      <text:p text:style-name="P5"><text:tab/><text:tab/>}</text:p>
      <text:p text:style-name="P5"><text:tab/>}</text:p>
      <text:p text:style-name="P5"></text:p>
      <text:p text:style-name="P2"><text:span text:style-name="T3">}</text:span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4">Input:</text:span></text:p>
      <text:p text:style-name="P2"/>
      <text:p text:style-name="P2"/>
      <text:p text:style-name="P7"><text:span text:style-name="T4">5</text:span></text:p>
      <text:p text:style-name="P7"><text:span text:style-name="T4">E=E/E</text:span></text:p>
      <text:p text:style-name="P7"><text:span text:style-name="T4">E=E-E</text:span></text:p>
      <text:p text:style-name="P7"><text:span text:style-name="T4">E=E*E</text:span></text:p>
      <text:p text:style-name="P7"><text:span text:style-name="T4">E=a</text:span></text:p>
      <text:p text:style-name="P8"><text:span text:style-name="T4">a-a/a*a/a-a</text:span></text:p>
      <text:p text:style-name="P8"/>
      <text:p text:style-name="P3"/>
      <text:p text:style-name="P3"/>
      <text:p text:style-name="P3"/>
      <text:p text:style-name="P10"><text:span text:style-name="T5">Output:</text:span></text:p>
      <text:p text:style-name="P3"/>
      <text:p text:style-name="P3"/>
      <text:p text:style-name="P11"><text:span text:style-name="T5">STACK<text:tab/>INPUT BUFFER <text:s/><text:tab/> ACTION</text:span></text:p>
      <text:p text:style-name="P11"><text:span text:style-name="T5"></text:span></text:p>
      <text:p text:style-name="P11"><text:span text:style-name="T5">$<text:tab/><text:tab/>a-a/a*a/a-a$<text:tab/><text:tab/>SHIFT a</text:span></text:p>
      <text:p text:style-name="P11"><text:span text:style-name="T5">$a<text:tab/><text:tab/>-a/a*a/a-a$<text:tab/><text:tab/>REDUCE BY E=a</text:span></text:p>
      <text:p text:style-name="P11"><text:span text:style-name="T5">$E<text:tab/><text:tab/>-a/a*a/a-a$<text:tab/><text:tab/>SHIFT -</text:span></text:p>
      <text:p text:style-name="P11"><text:span text:style-name="T5">$E-<text:tab/><text:tab/>a/a*a/a-a$<text:tab/><text:tab/>SHIFT a</text:span></text:p>
      <text:p text:style-name="P11"><text:span text:style-name="T5">$E-a<text:tab/><text:tab/>/a*a/a-a$<text:tab/><text:tab/><text:tab/>REDUCE BY E=a</text:span></text:p>
      <text:p text:style-name="P11"><text:span text:style-name="T5">$E-E<text:tab/><text:tab/>/a*a/a-a$<text:tab/><text:tab/><text:tab/>SHIFT /</text:span></text:p>
      <text:p text:style-name="P11"><text:span text:style-name="T5">$E-E/<text:tab/>a*a/a-a$<text:tab/><text:tab/><text:tab/>SHIFT a</text:span></text:p>
      <text:p text:style-name="P11"><text:span text:style-name="T5">$E-E/a<text:tab/>*a/a-a$<text:tab/><text:tab/><text:tab/>REDUCE BY E=a</text:span></text:p>
      <text:p text:style-name="P11"><text:span text:style-name="T5">$E-E/E<text:tab/>*a/a-a$<text:tab/><text:tab/><text:tab/>REDUCE BY E=E/E</text:span></text:p>
      <text:p text:style-name="P11"><text:span text:style-name="T5">$E-E<text:tab/><text:tab/>*a/a-a$<text:tab/><text:tab/><text:tab/>SHIFT *</text:span></text:p>
      <text:p text:style-name="P11"><text:span text:style-name="T5">$E-E*<text:tab/>a/a-a$<text:tab/><text:tab/><text:tab/>SHIFT a</text:span></text:p>
      <text:p text:style-name="P11"><text:span text:style-name="T5">$E-E*a<text:tab/>/a-a$<text:tab/><text:tab/><text:tab/>REDUCE BY E=a</text:span></text:p>
      <text:p text:style-name="P11"><text:span text:style-name="T5">$E-E*E<text:tab/>/a-a$<text:tab/><text:tab/><text:tab/>REDUCE BY E=E*E</text:span></text:p>
      <text:p text:style-name="P11"><text:span text:style-name="T5">$E-E<text:tab/><text:tab/>/a-a$<text:tab/><text:tab/><text:tab/>SHIFT /</text:span></text:p>
      <text:p text:style-name="P11"><text:span text:style-name="T5">$E-E/<text:tab/>a-a$<text:tab/><text:tab/><text:tab/><text:tab/>SHIFT a</text:span></text:p>
      <text:p text:style-name="P11"><text:span text:style-name="T5">$E-E/a<text:tab/>-a$<text:tab/><text:tab/><text:tab/><text:tab/>REDUCE BY E=a</text:span></text:p>
      <text:p text:style-name="P11"><text:span text:style-name="T5">$E-E/E<text:tab/>-a$<text:tab/><text:tab/><text:tab/><text:tab/>REDUCE BY E=E/E</text:span></text:p>
      <text:p text:style-name="P11"><text:span text:style-name="T5">$E-E<text:tab/><text:tab/>-a$<text:tab/><text:tab/><text:tab/><text:tab/>REDUCE BY E=E-E</text:span></text:p>
      <text:p text:style-name="P11"><text:span text:style-name="T5">$E<text:tab/><text:tab/>-a$<text:tab/><text:tab/><text:tab/><text:tab/>SHIFT -</text:span></text:p>
      <text:p text:style-name="P11"><text:span text:style-name="T5">$E-<text:tab/><text:tab/>a$<text:tab/><text:tab/><text:tab/><text:tab/>SHIFT a</text:span></text:p>
      <text:p text:style-name="P11"><text:span text:style-name="T5">$E-a<text:tab/><text:tab/>$<text:tab/><text:tab/><text:tab/><text:tab/>REDUCE BY E=a</text:span></text:p>
      <text:p text:style-name="P11"><text:span text:style-name="T5">$E-E<text:tab/><text:tab/>$<text:tab/><text:tab/><text:tab/><text:tab/>REDUCE BY E=E-E</text:span></text:p>
      <text:p text:style-name="P11"><text:span text:style-name="T5">$E<text:tab/><text:tab/>$<text:tab/><text:tab/><text:tab/><text:tab/>ACCEPT</text:span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025cm" fo:margin-bottom="2.014cm" fo:margin-left="0.072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3:36:28.756240106</meta:creation-date>
    <dc:date>2014-10-13T23:55:25.600677573</dc:date>
    <meta:editing-duration>PT17M25S</meta:editing-duration>
    <meta:editing-cycles>24</meta:editing-cycles>
    <meta:generator>LibreOffice/4.2.6.3$Linux_X86_64 LibreOffice_project/420m0$Build-3</meta:generator>
    <meta:document-statistic meta:table-count="0" meta:image-count="0" meta:object-count="0" meta:page-count="5" meta:paragraph-count="248" meta:word-count="431" meta:character-count="4474" meta:non-whitespace-character-count="3421"/>
  </office:meta>
</office:document-meta>
</file>